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stado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pulaca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1914.56" calcext:value-type="float">
            <text:p>1521914.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5191.65" calcext:value-type="float">
            <text:p>695191.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17647.22" calcext:value-type="float">
            <text:p>3417647.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4195.2" calcext:value-type="float">
            <text:p>424195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04789.15" calcext:value-type="float">
            <text:p>7404789.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9452.92" calcext:value-type="float">
            <text:p>629452.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08740.4" calcext:value-type="float">
            <text:p>1308740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15764.48" calcext:value-type="float">
            <text:p>6415764.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70174.65" calcext:value-type="float">
            <text:p>3170174.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509772.13" calcext:value-type="float">
            <text:p>8509772.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66135.84" calcext:value-type="float">
            <text:p>3166135.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05128.48" calcext:value-type="float">
            <text:p>3805128.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768807.24" calcext:value-type="float">
            <text:p>8768807.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83530" calcext:value-type="float">
            <text:p>31835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36343.6" calcext:value-type="float">
            <text:p>2036343.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83901.5" calcext:value-type="float">
            <text:p>14583901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981227.5" calcext:value-type="float">
            <text:p>19981227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58603.14" calcext:value-type="float">
            <text:p>3458603.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703799.09" calcext:value-type="float">
            <text:p>15703799.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931372.66" calcext:value-type="float">
            <text:p>40931372.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644341.12" calcext:value-type="float">
            <text:p>10644341.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106739.19" calcext:value-type="float">
            <text:p>6106739.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885550.62" calcext:value-type="float">
            <text:p>10885550.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81510.45" calcext:value-type="float">
            <text:p>2381510.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19648" calcext:value-type="float">
            <text:p>30196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895689.12" calcext:value-type="float">
            <text:p>5895689.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39018.4" calcext:value-type="float">
            <text:p>2539018.4</text:p>
          </table:table-cell>
        </table:table-row>
      </table:table>
      <table:table table:name="Area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pulaca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SUM([$Estados.B11:$Estados.B17])" office:value-type="float" office:value="44053618.79" calcext:value-type="float">
            <text:p>44053618.79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table:formula="of:=SUM([$Estados.B18:$Estados.B20])" office:value-type="float" office:value="39143629.73" calcext:value-type="float">
            <text:p>39143629.73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table:formula="of:=SUM([$Estados.B20])" office:value-type="float" office:value="15703799.09" calcext:value-type="float">
            <text:p>15703799.09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table:formula="of:=[$Estados.B21]" office:value-type="float" office:value="40931372.66" calcext:value-type="float">
            <text:p>40931372.6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formula="of:=[$Estados.B21]" office:value-type="float" office:value="40931372.66" calcext:value-type="float">
            <text:p>40931372.66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table:formula="of:=SUM([$Estados.B22:$Estados.B24])" office:value-type="float" office:value="27636630.93" calcext:value-type="float">
            <text:p>27636630.93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table:formula="of:=[$Estados.B25]+SUM([$Estados.B27:.B28])" office:value-type="float" office:value="10816217.97" calcext:value-type="float">
            <text:p>10816217.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2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5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R$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text-style style:name="N147">
      <number:text-content/>
      <loext:fill-character>.</loext:fill-character>
    </number:text-style>
    <number:number-style style:name="N148">
      <number:number number:decimal-places="2" loext:min-decimal-places="2" number:min-integer-digits="1">
        <number:embedded-text number:position="6"> </number:embedded-text>
        <number:embedded-text number:position="3"> </number:embedded-text>
      </number:number>
    </number:number-style>
    <number:number-style style:name="N150P0" style:volatile="true">
      <number:number number:decimal-places="2" loext:min-decimal-places="2" number:min-integer-digits="1">
        <number:embedded-text number:position="6"> </number:embedded-text>
        <number:embedded-text number:position="3"> </number:embedded-text>
      </number:number>
    </number:number-style>
    <number:number-style style:name="N150P1" style:volatile="true">
      <number:text>-</number:text>
      <number:number number:decimal-places="2" loext:min-decimal-places="2" number:min-integer-digits="1">
        <number:embedded-text number:position="6"> </number:embedded-text>
        <number:embedded-text number:position="3"> </number:embedded-text>
      </number:number>
    </number:number-style>
    <number:number-style style:name="N150">
      <number:text>-</number:text>
      <style:map style:condition="value()&gt;0" style:apply-style-name="N150P0"/>
      <style:map style:condition="value()&lt;0" style:apply-style-name="N150P1"/>
    </number:number-style>
    <number:number-style style:name="N151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53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53P1" style:volatile="true">
      <number:text>-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53">
      <number:text>-</number:text>
      <style:map style:condition="value()&gt;0" style:apply-style-name="N153P0"/>
      <style:map style:condition="value()&lt;0" style:apply-style-name="N153P1"/>
    </number:number-style>
    <number:number-style style:name="N154">
      <number:number number:decimal-places="1" loext:min-decimal-places="1" number:min-integer-digits="1"/>
    </number:number-style>
    <number:number-style style:name="N155">
      <number:number number:decimal-places="4" loext:min-decimal-places="4" number:min-integer-digits="1"/>
    </number:number-style>
    <number:number-style style:name="N156">
      <number:number number:decimal-places="0" loext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158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58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59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61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number-style style:name="N166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R$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R$ </number:text>
      <number:number number:decimal-places="0" loext:min-decimal-places="0" number:min-integer-digits="1" number:grouping="true"/>
    </number:number-style>
    <number:number-style style:name="N172">
      <number:text>-R$ </number:text>
      <number:number number:decimal-places="0" loext:min-decimal-places="0" number:min-integer-digits="1" number:grouping="true"/>
      <style:map style:condition="value()&gt;=0" style:apply-style-name="N172P0"/>
    </number:number-style>
    <number:number-style style:name="N173P0" style:volatile="true">
      <number:text>R$ </number:text>
      <number:number number:decimal-places="0" loext:min-decimal-places="0" number:min-integer-digits="1" number:grouping="true"/>
    </number:number-style>
    <number:number-style style:name="N173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73P0"/>
    </number:number-style>
    <number:number-style style:name="N175P0" style:volatile="true">
      <number:text>R$ </number:text>
      <number:number number:decimal-places="2" loext:min-decimal-places="2" number:min-integer-digits="1" number:grouping="true"/>
    </number:number-style>
    <number:number-style style:name="N175">
      <number:text>-R$ </number:text>
      <number:number number:decimal-places="2" loext:min-decimal-places="2" number:min-integer-digits="1" number:grouping="true"/>
      <style:map style:condition="value()&gt;=0" style:apply-style-name="N175P0"/>
    </number:number-style>
    <number:number-style style:name="N176P0" style:volatile="true">
      <number:text>R$ </number:text>
      <number:number number:decimal-places="2" loext:min-decimal-places="2" number:min-integer-digits="1" number:grouping="true"/>
    </number:number-style>
    <number:number-style style:name="N176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76P0"/>
    </number:number-style>
    <number:number-style style:name="N178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2" style:volatile="true">
      <loext:text> R$ 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0" loext:min-decimal-places="0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86">
      <number:number number:decimal-places="0" loext:min-decimal-places="0" number:min-integer-digits="6">
        <number:embedded-text number:position="3"> </number:embedded-text>
      </number:number>
    </number:number-style>
    <number:number-style style:name="N187">
      <number:number number:decimal-places="0" loext:min-decimal-places="0" number:min-integer-digits="5">
        <number:embedded-text number:position="3"> </number:embedded-text>
      </number:number>
    </number:number-style>
    <number:number-style style:name="N188">
      <number:number number:decimal-places="0" loext:min-decimal-places="0" number:min-integer-digits="5">
        <number:embedded-text number:position="3"> </number:embedded-text>
      </number:number>
      <number:text>l</number:text>
    </number:number-style>
    <number:number-style style:name="N189">
      <number:number number:decimal-places="0" loext:min-decimal-places="0" number:min-integer-digits="7">
        <number:embedded-text number:position="6"> </number:embedded-text>
        <number:embedded-text number:position="3"> </number:embedded-text>
      </number:number>
    </number:number-style>
    <number:number-style style:name="N190">
      <number:number number:decimal-places="2" loext:min-decimal-places="2" number:min-integer-digits="4">
        <number:embedded-text number:position="3"> </number:embedded-text>
      </number:number>
    </number:number-style>
    <number:number-style style:name="N191">
      <number:text> </number:text>
      <number:number number:decimal-places="0" loext:min-decimal-places="0" number:min-integer-digits="6">
        <number:embedded-text number:position="3"> </number:embedded-text>
      </number:number>
    </number:number-style>
    <number:number-style style:name="N192">
      <number:number number:decimal-places="2" loext:min-decimal-places="2" number:min-integer-digits="1">
        <number:embedded-text number:position="3"> </number:embedded-text>
      </number:number>
    </number:number-style>
    <number:number-style style:name="N193">
      <number:number number:decimal-places="3" loext:min-decimal-places="3" number:min-integer-digits="1"/>
    </number:number-style>
    <number:number-style style:name="N196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6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9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">
      <number:number number:decimal-places="1" loext:min-decimal-places="1" number:min-integer-digits="1">
        <number:embedded-text number:position="3"> </number:embedded-text>
      </number:number>
    </number:number-style>
    <number:number-style style:name="N200P0" style:volatile="true">
      <number:number number:decimal-places="1" loext:min-decimal-places="1" number:min-integer-digits="1">
        <number:embedded-text number:position="6"> </number:embedded-text>
        <number:embedded-text number:position="3"> </number:embedded-text>
      </number:number>
    </number:number-style>
    <number:number-style style:name="N200P1" style:volatile="true">
      <number:text>-</number:text>
      <number:number number:decimal-places="1" loext:min-decimal-places="1" number:min-integer-digits="1">
        <number:embedded-text number:position="6"> </number:embedded-text>
        <number:embedded-text number:position="3"> </number:embedded-text>
      </number:number>
    </number:number-style>
    <number:number-style style:name="N200">
      <number:text>-</number:text>
      <style:map style:condition="value()&gt;0" style:apply-style-name="N200P0"/>
      <style:map style:condition="value()&lt;0" style:apply-style-name="N200P1"/>
    </number:number-style>
    <number:number-style style:name="N201">
      <number:text>-</number:text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11:58:39.8235883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20:01:56.508660516</meta:creation-date>
    <dc:date>2020-11-25T12:11:23.161072280</dc:date>
    <meta:editing-duration>PT1H30M41S</meta:editing-duration>
    <meta:editing-cycles>4</meta:editing-cycles>
    <meta:generator>LibreOffice/6.1.5.2$Linux_X86_64 LibreOffice_project/10$Build-2</meta:generator>
    <meta:document-statistic meta:table-count="2" meta:cell-count="72" meta:object-count="0"/>
  </office:meta>
</office:document-meta>
</file>